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1.4728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94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5445in"/>
    </style:style>
    <style:style style:name="co14" style:family="table-column">
      <style:table-column-properties fo:break-before="auto" style:column-width="1.5256in"/>
    </style:style>
    <style:style style:name="ro1" style:family="table-row">
      <style:table-row-properties style:row-height="0.252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PageStyle_5f_Schema">
      <style:table-properties table:display="true" style:writing-mode="lr-tb"/>
    </style:style>
    <style:style style:name="ta2" style:family="table" style:master-page-name="PageStyle_5f_Functionalities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Excel_20_Built-in_20_Normal">
      <style:text-properties style:font-name="Arial" style:font-name-asian="Arial Unicode MS" style:font-name-complex="Arial"/>
    </style:style>
    <style:style style:name="ce3" style:family="table-cell" style:parent-style-name="Excel_20_Built-in_20_Normal">
      <style:table-cell-properties fo:background-color="#cccccc"/>
      <style:text-properties fo:color="#333333"/>
    </style:style>
    <style:style style:name="ce4" style:family="table-cell" style:parent-style-name="Excel_20_Built-in_20_Normal">
      <style:table-cell-properties fo:background-color="#cccccc"/>
      <style:text-properties fo:color="#333333" style:font-name="Arial" style:font-name-asian="Arial Unicode MS" style:font-name-complex="Arial"/>
    </style:style>
    <style:style style:name="ce5" style:family="table-cell" style:parent-style-name="Excel_20_Built-in_20_Normal">
      <style:table-cell-properties fo:background-color="#ffffff"/>
      <style:text-properties fo:color="#333333" style:font-name="Arial" style:font-name-asian="Arial Unicode MS" style:font-name-complex="Arial"/>
    </style:style>
    <style:style style:name="ce6" style:family="table-cell" style:parent-style-name="Excel_20_Built-in_20_Normal">
      <style:table-cell-properties fo:background-color="#dddddd"/>
      <style:text-properties style:font-name="Arial" style:font-name-asian="Arial Unicode MS" style:font-name-complex="Ari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T1" style:family="text">
      <style:text-properties style:font-name="Arial" style:font-name-asian="Arial Unicode MS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chem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3" table:default-cell-style-name="Excel_20_Built-in_20_Normal"/>
        <table:table-row table:style-name="ro1">
          <table:table-cell table:style-name="ce1" office:value-type="string">
            <text:p>Table</text:p>
          </table:table-cell>
          <table:table-cell table:style-name="ce1"/>
          <table:table-cell table:style-name="ce7" office:value-type="string" table:number-columns-spanned="11" table:number-rows-spanned="1">
            <text:p>Columns</text:p>
          </table:table-cell>
          <table:covered-table-cell table:number-columns-repeated="10" table:style-name="ce8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C_User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mobi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passwor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enabl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reated_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forgot_password_c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forgot_password_expire_dat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last_password_change_dat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verification_cod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verified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verified_dat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activat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activate_dat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activate_status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EC_Consumer_mail_conf</text:p>
          </table:table-cell>
          <table:table-cell table:style-name="ce5" office:value-type="string">
            <text:p>id, user_id</text:p>
          </table:table-cell>
          <table:table-cell office:value-type="string">
            <text:p>smpt_host</text:p>
          </table:table-cell>
          <table:table-cell office:value-type="string">
            <text:p>smtp_port</text:p>
          </table:table-cell>
          <table:table-cell office:value-type="string">
            <text:p>smtp_user_name</text:p>
          </table:table-cell>
          <table:table-cell office:value-type="string">
            <text:p>smtp_password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EC_Consumer</text:p>
          </table:table-cell>
          <table:table-cell table:style-name="ce5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current_address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permanent_address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EC_Document</text:p>
          </table:table-cell>
          <table:table-cell office:value-type="string">
            <text:p>id</text:p>
          </table:table-cell>
          <table:table-cell office:value-type="string">
            <text:p>document_typ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Consumer_Doc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document_type</text:p>
          </table:table-cell>
          <table:table-cell office:value-type="string">
            <text:p>ID_Proof, Addr_Proof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document_description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document_file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ploaded_date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Scheduler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campaign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sk_type</text:p>
          </table:table-cell>
          <table:table-cell office:value-type="string">
            <text:p>NOW / Scheduled/ Repeated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ask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heduled_ti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atus</text:p>
          </table:table-cell>
          <table:table-cell office:value-type="string">
            <text:p>Scheduled/ InProcess/Complet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art_ti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end_ti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ec-Minutes-Hour-Day-Date-Month-Yea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ron_expressio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added_date_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Campaign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ampaign_n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<text:span text:style-name="T1">Consumer_mail_conf_id</text:span>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ply_to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ply_to_emai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reated_date_ti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emplate_i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Templates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emplate_n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emplate_cont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st_modified_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C_email_list_category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category_name</text:p>
          </table:table-cell>
          <table:table-cell office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category_email_list_mapping</text:p>
          </table:table-cell>
          <table:table-cell office:value-type="string">
            <text:p>id</text:p>
          </table:table-cell>
          <table:table-cell office:value-type="string">
            <text:p>email_list_category_id</text:p>
          </table:table-cell>
          <table:table-cell office:value-type="string">
            <text:p>consumer_email_list_id</text:p>
          </table:table-cell>
          <table:table-cell office:value-type="string">
            <text:p>created_da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Consumer_{id}_Email_List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first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last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emai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tac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typ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ded_o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is_subscrib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API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pi_ke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enerated_date_ti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sActi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Track_Campain_{ID}_Opens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u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last_open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Track_Campain_{ID}_Click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email_list_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r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lick_dateti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C_Company_Mails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mail_typ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mail_cont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added_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C_Indiviual_Mail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email_subjec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from_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from_email_add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rack_open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created_date_time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ities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1" office:value-type="string">
            <text:p>User Level</text:p>
          </table:table-cell>
          <table:table-cell table:style-name="ce1"/>
          <table:table-cell table:style-name="ce1" office:value-type="string">
            <text:p>Email Service</text:p>
          </table:table-cell>
          <table:table-cell table:number-columns-repeated="1021"/>
        </table:table-row>
        <table:table-row table:style-name="ro2">
          <table:table-cell office:value-type="string">
            <text:p>Sign Up</text:p>
          </table:table-cell>
          <table:table-cell/>
          <table:table-cell office:value-type="string">
            <text:p>Generate API Key</text:p>
          </table:table-cell>
          <table:table-cell table:number-columns-repeated="1021"/>
        </table:table-row>
        <table:table-row table:style-name="ro2">
          <table:table-cell office:value-type="string">
            <text:p>Email Validation &amp; <text:s/>Account Completion</text:p>
          </table:table-cell>
          <table:table-cell/>
          <table:table-cell office:value-type="string">
            <text:p>Send Bulk Mail API</text:p>
          </table:table-cell>
          <table:table-cell table:number-columns-repeated="1021"/>
        </table:table-row>
        <table:table-row table:style-name="ro3">
          <table:table-cell office:value-type="string">
            <text:p>Sign In</text:p>
          </table:table-cell>
          <table:table-cell/>
          <table:table-cell office:value-type="string">
            <text:p>Send Indiviual Mail</text:p>
          </table:table-cell>
          <table:table-cell table:number-columns-repeated="1021"/>
        </table:table-row>
        <table:table-row table:style-name="ro2">
          <table:table-cell office:value-type="string">
            <text:p>Forgot Password</text:p>
          </table:table-cell>
          <table:table-cell table:number-columns-repeated="1023"/>
        </table:table-row>
        <table:table-row table:style-name="ro2">
          <table:table-cell office:value-type="string">
            <text:p>Sign out</text:p>
          </table:table-cell>
          <table:table-cell table:number-columns-repeated="1023"/>
        </table:table-row>
        <table:table-row table:style-name="ro2">
          <table:table-cell office:value-type="string">
            <text:p>Create a List</text:p>
          </table:table-cell>
          <table:table-cell table:number-columns-repeated="1023"/>
        </table:table-row>
        <table:table-row table:style-name="ro2">
          <table:table-cell office:value-type="string">
            <text:p>Email Template</text:p>
          </table:table-cell>
          <table:table-cell table:number-columns-repeated="1023"/>
        </table:table-row>
        <table:table-row table:style-name="ro2">
          <table:table-cell office:value-type="string">
            <text:p>Create Campaign</text:p>
          </table:table-cell>
          <table:table-cell table:number-columns-repeated="1023"/>
        </table:table-row>
        <table:table-row table:style-name="ro2">
          <table:table-cell office:value-type="string">
            <text:p>Send Campaig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ports</text:p>
          </table:table-cell>
          <table:table-cell table:number-columns-repeated="1023"/>
        </table:table-row>
        <table:table-row table:style-name="ro2">
          <table:table-cell office:value-type="string">
            <text:p>Last Login Info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10/05/2016</text:date>, <text:time>17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ma" style:display-name="PageStyle_Schem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nctionalities" style:display-name="PageStyle_Functionalitie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7:13:57</dc:date>
    <dc:creator>Jaspreet Singh</dc:creator>
    <meta:generator>OpenOffice/4.1.2$Unix OpenOffice.org_project/412m3$Build-9782</meta:generator>
    <meta:editing-duration>PT8H22M12S</meta:editing-duration>
    <meta:editing-cycles>5</meta:editing-cycles>
    <meta:document-statistic meta:table-count="2" meta:cell-count="135" meta:object-count="0"/>
  </office:meta>
</office:document-meta>
</file>